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2/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2">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2T17:43:21</dc:date>
    <dc:creator>Joseph Simpson</dc:creator>
    <meta:editing-duration>P6DT23H28M32S</meta:editing-duration>
    <meta:editing-cycles>9</meta:editing-cycles>
    <meta:generator>OpenOffice/4.1.5$Unix OpenOffice.org_project/415m1$Build-9789</meta:generator>
    <meta:document-statistic meta:table-count="0" meta:image-count="0" meta:object-count="0" meta:page-count="1" meta:paragraph-count="12" meta:word-count="372" meta:character-count="2517"/>
  </office:meta>
</office:document-meta>
</file>